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4.445cm" svg:height="1.905cm" svg:x="1.635cm" svg:y="5.445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4.445cm" svg:height="1.905cm" svg:x="7.75cm" svg:y="3.54cm">
          <text:p text:style-name="P1">A.j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4.445cm" svg:height="1.905cm" svg:x="7.75cm" svg:y="7.35cm">
          <text:p text:style-name="P1">B.j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4.445cm" svg:height="1.905cm" svg:x="14.051cm" svg:y="3.541cm">
          <text:p text:style-name="P1">C.jar v1.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4.445cm" svg:height="1.905cm" svg:x="14.051cm" svg:y="7.351cm">
          <text:p text:style-name="P1">C.jar v1.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08cm" svg:y1="6.397cm" svg:x2="7.75cm" svg:y2="4.492cm" draw:start-shape="id1" draw:start-glue-point="1" draw:end-shape="id2" draw:end-glue-point="3" svg:d="m6080 6397 1670-1905">
          <text:p/>
        </draw:connector>
        <draw:connector draw:style-name="gr3" draw:text-style-name="P1" draw:layer="layout" draw:type="line" svg:x1="6.08cm" svg:y1="6.397cm" svg:x2="7.75cm" svg:y2="8.302cm" draw:start-shape="id1" draw:end-shape="id3" draw:end-glue-point="3" svg:d="m6080 6397 1670 1905">
          <text:p/>
        </draw:connector>
        <draw:connector draw:style-name="gr3" draw:text-style-name="P1" draw:layer="layout" svg:x1="12.195cm" svg:y1="4.492cm" svg:x2="14.051cm" svg:y2="4.493cm" draw:start-shape="id2" draw:end-shape="id4" svg:d="m12195 4492h928v1h928">
          <text:p/>
        </draw:connector>
        <draw:connector draw:style-name="gr3" draw:text-style-name="P1" draw:layer="layout" svg:x1="12.195cm" svg:y1="8.302cm" svg:x2="14.051cm" svg:y2="8.303cm" draw:start-shape="id3" draw:start-glue-point="1" draw:end-shape="id5" svg:d="m12195 8302h928v1h928">
          <text:p/>
        </draw:connector>
        <draw:frame draw:style-name="gr4" draw:layer="layout" svg:width="9.172cm" svg:height="1.038cm" svg:x="9.89cm" svg:y="10.198cm">
          <draw:text-box>
            <text:p>Adapted from OSGi in Practice</text:p>
          </draw:text-box>
        </draw:frame>
        <draw:custom-shape draw:style-name="gr1" draw:text-style-name="P2" draw:layer="layout" svg:width="4.445cm" svg:height="1.905cm" svg:x="5.128cm" svg:y="16.739cm">
          <text:p text:style-name="P1"><text:span text:style-name="T1">Groovy 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45cm" svg:height="1.905cm" svg:x="5.128cm" svg:y="19.94cm">
          <text:p text:style-name="P1"><text:span text:style-name="T1">Groovy Evalu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1.905cm" svg:x="1cm" svg:y="13.85cm">
          <text:p text:style-name="P1"><text:span text:style-name="T1">ProviderImpl</text:span></text:p>
          <text:p text:style-name="P1"><text:span text:style-name="T1">Version 0.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1.905cm" svg:x="5.445cm" svg:y="13.85cm">
          <text:p text:style-name="P1"><text:span text:style-name="T1">ProviderImpl</text:span></text:p>
          <text:p text:style-name="P1"><text:span text:style-name="T1">Version 1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1.905cm" svg:x="9.89cm" svg:y="13.85cm">
          <text:p text:style-name="P1"><text:span text:style-name="T1">ProviderImpl</text:span></text:p>
          <text:p text:style-name="P1"><text:span text:style-name="T1">Version 1.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3.3cm" svg:height="1.038cm" svg:x="15.217cm" svg:y="17.182cm">
          <draw:text-box>
            <text:p>Interfaces</text:p>
          </draw:text-box>
        </draw:frame>
        <draw:frame draw:style-name="gr4" draw:layer="layout" svg:width="4.837cm" svg:height="1.038cm" svg:x="15.217cm" svg:y="14.321cm">
          <draw:text-box>
            <text:p>Implementation</text:p>
          </draw:text-box>
        </draw:frame>
        <draw:frame draw:style-name="gr4" draw:layer="layout" svg:width="1.84cm" svg:height="1.038cm" svg:x="15.217cm" svg:y="20.411cm">
          <draw:text-box>
            <text:p>User</text:p>
          </draw:text-box>
        </draw:frame>
        <draw:line draw:style-name="gr5" draw:text-style-name="P1" draw:layer="layout" svg:x1="2.27cm" svg:y1="19.305cm" svg:x2="20.05cm" svg:y2="19.305cm">
          <text:p/>
        </draw:line>
        <draw:line draw:style-name="gr5" draw:text-style-name="P1" draw:layer="layout" svg:x1="2.27cm" svg:y1="16.24cm" svg:x2="20.05cm" svg:y2="16.24cm">
          <text:p/>
        </draw:line>
        <draw:custom-shape draw:style-name="gr1" draw:text-style-name="P2" draw:id="id7" draw:layer="layout" svg:width="5.642cm" svg:height="1.905cm" svg:x="11.149cm" svg:y="26.927cm">
          <text:p text:style-name="P1"><text:span text:style-name="T1">Groovy Provider</text:span></text:p>
          <text:p text:style-name="P1"><text:span text:style-name="T1">Exports Groovy 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0" draw:layer="layout" svg:width="7.62cm" svg:height="1.905cm" svg:x="10.16cm" svg:y="30.48cm">
          <text:p text:style-name="P1"><text:span text:style-name="T1">Groovy Evaluator</text:span></text:p>
          <text:p text:style-name="P1"><text:span text:style-name="T1">Imports Groovy Provider</text:span></text:p>
          <text:p text:style-name="P1"><text:span text:style-name="T1">Uses all Groovy Provider Ser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6.35cm" svg:height="1.905cm" svg:x="3.445cm" svg:y="23.495cm">
          <text:p text:style-name="P1"><text:span text:style-name="T1">ProviderImpl</text:span></text:p>
          <text:p text:style-name="P1"><text:span text:style-name="T1">Imports Groovy Provider</text:span></text:p>
          <text:p text:style-name="P1"><text:span text:style-name="T1">Registers ProviderImpl 0.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" draw:layer="layout" svg:width="6.25cm" svg:height="1.905cm" svg:x="10.845cm" svg:y="23.495cm">
          <text:p text:style-name="P1"><text:span text:style-name="T1">ProviderImpl</text:span></text:p>
          <text:p text:style-name="P1"><text:span text:style-name="T1">Imports Groovy Provider</text:span></text:p>
          <text:p text:style-name="P1"><text:span text:style-name="T1">Registers ProviderImpl 1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5.985cm" svg:height="1.905cm" svg:x="18.145cm" svg:y="23.495cm">
          <text:p text:style-name="P1"><text:span text:style-name="T1">ProviderImpl</text:span></text:p>
          <text:p text:style-name="P1"><text:span text:style-name="T1">Imports Groovy Provider</text:span></text:p>
          <text:p text:style-name="P1"><text:span text:style-name="T1">Registers ProviderImpl 1.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62cm" svg:y1="25.4cm" svg:x2="13.97cm" svg:y2="26.927cm" draw:start-shape="id6" draw:start-glue-point="2" draw:end-shape="id7" draw:end-glue-point="0" svg:d="m6620 25400 7350 1527">
          <text:p/>
        </draw:connector>
        <draw:connector draw:style-name="gr3" draw:text-style-name="P1" draw:layer="layout" draw:type="line" svg:x1="13.97cm" svg:y1="25.4cm" svg:x2="13.97cm" svg:y2="26.927cm" draw:start-shape="id8" draw:end-shape="id7" svg:d="m13970 25400v1527">
          <text:p/>
        </draw:connector>
        <draw:connector draw:style-name="gr3" draw:text-style-name="P1" draw:layer="layout" draw:type="line" svg:x1="21.137cm" svg:y1="25.4cm" svg:x2="13.97cm" svg:y2="26.927cm" draw:start-shape="id9" draw:start-glue-point="2" draw:end-shape="id7" draw:end-glue-point="0" svg:d="m21137 25400-7167 1527">
          <text:p/>
        </draw:connector>
        <draw:connector draw:style-name="gr3" draw:text-style-name="P1" draw:layer="layout" draw:type="line" svg:x1="13.97cm" svg:y1="30.48cm" svg:x2="13.97cm" svg:y2="28.832cm" draw:start-shape="id10" draw:start-glue-point="0" draw:end-shape="id7" draw:end-glue-point="2" svg:d="m13970 30480v-16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Hamlet D'Arcy</meta:initial-creator>
    <meta:creation-date>2009-08-09T10:38:25</meta:creation-date>
    <dc:date>2009-08-16T11:06:43.24</dc:date>
    <dc:creator>Hamlet D'Arcy</dc:creator>
    <meta:editing-duration>PT00H26M52S</meta:editing-duration>
    <meta:editing-cycles>3</meta:editing-cycles>
    <meta:generator>OpenOffice.org/3.0$Unix OpenOffice.org_project/300m15$Build-9379</meta:generator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